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563in" fo:text-align="start" style:justify-single-word="false" fo:widows="1" fo:text-indent="0in" style:auto-text-indent="false"/>
    </style:style>
    <style:style style:name="P2" style:family="paragraph" style:parent-style-name="Standard">
      <style:paragraph-properties fo:margin-left="0in" fo:margin-right="0in" style:line-height-at-least="0.1563in" fo:text-align="center" style:justify-single-word="false" fo:widows="1" fo:text-indent="0in" style:auto-text-indent="false"/>
    </style:style>
    <style:style style:name="P3"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P4" style:family="paragraph" style:parent-style-name="Standard">
      <style:paragraph-properties fo:margin-left="0in" fo:margin-right="0in" style:line-height-at-least="0.1563in" fo:text-align="center" style:justify-single-word="false" fo:widows="1" fo:text-indent="0in"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6"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7"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P8" style:family="paragraph" style:parent-style-name="Standard">
      <style:paragraph-properties fo:margin-left="0in" fo:margin-right="0in" style:line-height-at-least="0.1563in" fo:text-align="start" style:justify-single-word="false" fo:widows="1" fo:text-indent="0in" style:auto-text-indent="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COMPTE-RENDU</text:p>
      <text:p text:style-name="P4">Réunion n°5 – 21/04</text:p>
      <text:p text:style-name="P1"/>
      <text:p text:style-name="P2">Projet de dévellopement informatique : MusiCore – Projet 22</text:p>
      <text:p text:style-name="P1"/>
      <text:p text:style-name="P1">Encadrant : François Trahay</text:p>
      <text:p text:style-name="P1"/>
      <text:p text:style-name="P1">Présent :</text:p>
      <text:p text:style-name="P1">Bettini Aurélien</text:p>
      <text:p text:style-name="P1">Plichart Victor</text:p>
      <text:p text:style-name="P1">Villedieu Anaïs</text:p>
      <text:p text:style-name="P1">Vurli Constantin</text:p>
      <text:p text:style-name="P1"/>
      <text:p text:style-name="P3">TRAVAIL EFFECTUE</text:p>
      <text:p text:style-name="P3"/>
      <text:p text:style-name="P5"><text:tab/>• Analyse :</text:p>
      <text:p text:style-name="P5">Pour la partie analyse harmonique, la fonction FFT est finie. Pour l'instant on récupère les pics significatifs (5).</text:p>
      <text:p text:style-name="P5"/>
      <text:p text:style-name="P5"><text:tab/>• UI :</text:p>
      <text:p text:style-name="P5">Terminé mais il doit être débeugué car il ne fonctionne pas. Le menu des options et fait ainsi que le drag and drop.</text:p>
      <text:p text:style-name="P5"/>
      <text:p text:style-name="P5"><text:tab/>• Tri :</text:p>
      <text:p text:style-name="P5">Pour l'instant le tri harmonique se fait en calculant l'écart de chaque chanson à la chanson de référence et le tri se fait pour minimiser l'écart (et ainsi éviter les erreurs dues à des chansons trop éloignées.</text:p>
      <text:p text:style-name="P5">Solutions alternatives :</text:p>
      <text:p text:style-name="P5">→ faire un algorithme récursif pour éviter les erreurs : un point très éloigné qui serait oublier pendant le parcours qui serait rajouter à la fin.</text:p>
      <text:p text:style-name="P5"/>
      <text:p text:style-name="P5"><text:tab/>• Sortie :</text:p>
      <text:p text:style-name="P5">La génération d'une playlist m3u basée sur le résultat du tri fonctionne.</text:p>
      <text:p text:style-name="P5"/>
      <text:p text:style-name="P3">TRAVAIL A FAIRE</text:p>
      <text:p text:style-name="P3"/>
      <text:p text:style-name="P1"><text:span text:style-name="T1">Pour le livrable 3 : faire un manuel d'instalation des modules, préciser la version de python, faire une bibliothèque qui référence tout les modules. Utiliser freeze pour avoir un package de tout les modules plus simple à installer.</text:span></text:p>
      <text:p text:style-name="P5">Faire une doc (en sphinx) pour l'utilisation du programme à partir du template pour le livrable.</text:p>
      <text:p text:style-name="P3"/>
      <text:p text:style-name="P3"><text:tab/><text:span text:style-name="T1">• Analyse :</text:span></text:p>
      <text:p text:style-name="P3"><text:span text:style-name="T1">Coder une fonction qui permettera d'exploiter les résultats de la FFT. Il va faloir associer la fréquence obtenue avec une tonalité, donc discrétiser les fréquences du résultat et leur faire correspondre une note.</text:span></text:p>
      <text:p text:style-name="P3"><text:span text:style-name="T1"/></text:p>
      <text:p text:style-name="P3"><text:tab/><text:span text:style-name="T1">• UI :</text:span></text:p>
      <text:p text:style-name="P5"><text:soft-page-break/>Débuguer et ajouter un lecteur.</text:p>
      <text:p text:style-name="P5"/>
      <text:p text:style-name="P5"><text:tab/>• Tri :</text:p>
      <text:p text:style-name="P5">Explorer les algorithmes de parcours de graphe existant et voir ce qui est implémentable, en tenant compte des ordres de grandeur avec lesquels on travaille (typiquement une playlist d'environ 50 à 100 morceaux).</text:p>
      <text:p text:style-name="P5">La résolution se ferait en limitant des transitions trop longues et en poussant la taille maximum des transitions autorisées jusqu'à ce qu'une solution existe.</text:p>
      <text:p text:style-name="P5">Une complexité de 2^20 est idéale, 2^30 est un maximum.</text:p>
      <text:p text:style-name="P5"/>
      <text:p text:style-name="P5"><text:tab/>• Sortie :</text:p>
      <text:p text:style-name="P5">Voir si il est possible d'éditer les MP3 pour créer l'unique fichier audio qui comprend la playlist ent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ïs Villedieu</meta:initial-creator>
    <meta:creation-date>2016-03-03T18:29:48.66</meta:creation-date>
    <dc:date>2016-05-07T22:47:51.24</dc:date>
    <dc:creator>Anaïs Villedieu</dc:creator>
    <meta:editing-duration>PT14H46M25S</meta:editing-duration>
    <meta:editing-cycles>7</meta:editing-cycles>
    <meta:generator>OpenOffice/4.1.1$Win32 OpenOffice.org_project/411m6$Build-9775</meta:generator>
    <meta:document-statistic meta:table-count="0" meta:image-count="0" meta:object-count="0" meta:page-count="2" meta:paragraph-count="33" meta:word-count="353" meta:character-count="2088"/>
  </office:meta>
</office:document-meta>
</file>